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TableColumn8" style:family="table-column">
      <style:table-column-properties style:column-width="0.9611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1.575in" style:use-optimal-column-width="false"/>
    </style:style>
    <style:style style:name="TableColumn11" style:family="table-column">
      <style:table-column-properties style:column-width="3.2277in" style:use-optimal-column-width="false"/>
    </style:style>
    <style:style style:name="Table7" style:family="table">
      <style:table-properties style:width="6.6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 style:min-row-height="0.3979in" style:use-optimal-row-height="false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8437in"/>
        </style:tab-stops>
      </style:paragraph-properties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8437in"/>
        </style:tab-stops>
      </style:paragraph-properties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8437in"/>
        </style:tab-stops>
      </style:paragraph-properties>
    </style:style>
    <style:style style:name="P66" style:parent-style-name="Normal" style:family="paragraph">
      <style:paragraph-properties fo:break-before="page"/>
    </style:style>
    <style:style style:name="TableColumn68" style:family="table-column">
      <style:table-column-properties style:column-width="3.2486in"/>
    </style:style>
    <style:style style:name="TableColumn69" style:family="table-column">
      <style:table-column-properties style:column-width="3.425in"/>
    </style:style>
    <style:style style:name="Table67" style:family="table">
      <style:table-properties style:width="6.6736in" fo:margin-left="-0.0236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P115" style:parent-style-name="ListParagraph" style:list-style-name="LFO1" style:family="paragraph"/>
    <style:style style:name="P116" style:parent-style-name="ListParagraph" style:list-style-name="LFO1" style:family="paragraph"/>
    <style:style style:name="P117" style:parent-style-name="ListParagraph" style:list-style-name="LFO1" style:family="paragraph"/>
    <style:style style:name="P118" style:parent-style-name="ListParagraph" style:list-style-name="LFO1" style:family="paragraph"/>
    <style:style style:name="P119" style:parent-style-name="ListParagraph" style:list-style-name="LFO1" style:family="paragraph"/>
    <style:style style:name="P120" style:parent-style-name="ListParagraph" style:list-style-name="LFO1" style:family="paragraph"/>
    <style:style style:name="P121" style:parent-style-name="ListParagraph" style:list-style-name="LFO1" style:family="paragraph"/>
    <style:style style:name="P122" style:parent-style-name="ListParagraph" style:list-style-name="LFO1" style:family="paragraph"/>
    <style:style style:name="P123" style:parent-style-name="ListParagraph" style:list-style-name="LFO1" style:family="paragraph"/>
    <style:style style:name="P124" style:parent-style-name="ListParagraph" style:list-style-name="LFO1" style:family="paragraph"/>
    <style:style style:name="P125" style:parent-style-name="ListParagraph" style:list-style-name="LFO1" style:family="paragraph"/>
  </office:automatic-styles>
  <office:body>
    <office:text text:use-soft-page-breaks="true">
      <text:p text:style-name="P1">Release Notes 18 Jan 2011</text:p>
      <text:h text:style-name="Heading1" text:outline-level="1">Access details</text:h>
      <text:list text:style-name="LFO1" text:continue-numbering="true">
        <text:list-item>
          <text:p text:style-name="P2">Join the Hamachi network created by Steen (described in email at 8 Dec).</text:p>
        </text:list-item>
        <text:list-item>
          <text:p text:style-name="P3">After installation copy the IP address of the USVMV361 machine displayed in<text:s/>the virtual network MagentaVisitAtGK to a terminal client session (mstsc.exe).</text:p>
        </text:list-item>
        <text:list-item>
          <text:p text:style-name="P4">Login to the machine USVMV361 at the INT.RADHUS.DOM domain (GK).<text:s/></text:p>
        </text:list-item>
        <text:list-item>
          <text:p text:style-name="P5">Browse to<text:s/><text:a xlink:href="http://CprBroker/Pages/LogEntries.aspx" office:target-frame-name="_top" xlink:show="replace"><text:span text:style-name="Hyperlink">http://CprBroker/Pages/LogEntries.aspx</text:span></text:a>. You are now looking to the system log.</text:p>
        </text:list-item>
        <text:list-item>
          <text:p text:style-name="P6">Alternatively, you should be able to access the web sites by adding 2 entries (CprBroker and EventBroker) to the ‘hosts’ file that point to that machine. You still need to be able to - at least - ping the USVMV361 machine.</text:p>
        </text:list-item>
      </text:list>
      <text:h text:style-name="Heading1" text:outline-level="1">Installed components</text:h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ame</text:p>
          </table:table-cell>
          <table:table-cell table:style-name="TableCell15">
            <text:p text:style-name="P16">Type</text:p>
          </table:table-cell>
          <table:table-cell table:style-name="TableCell17">
            <text:p text:style-name="P18">Virtual path / logical name</text:p>
          </table:table-cell>
          <table:table-cell table:style-name="TableCell19">
            <text:p text:style-name="P20">Physical path</text:p>
          </table:table-cell>
        </table:table-row>
        <table:table-row table:style-name="TableRow21">
          <table:table-cell table:style-name="TableCell22">
            <text:p text:style-name="P23">Cpr Broker web site</text:p>
          </table:table-cell>
          <table:table-cell table:style-name="TableCell24">
            <text:p text:style-name="P25">Website</text:p>
          </table:table-cell>
          <table:table-cell table:style-name="TableCell26">
            <text:p text:style-name="P27"><text:a xlink:href="http://CprBroker" office:target-frame-name="_top" xlink:show="replace"><text:span text:style-name="Hyperlink">http://CprBroker</text:span></text:a></text:p>
          </table:table-cell>
          <table:table-cell table:style-name="TableCell28">
            <text:p text:style-name="P29">C:\CPR Broker\Prototype-20110118\Source\CPRBroker\CPRService</text:p>
          </table:table-cell>
        </table:table-row>
        <table:table-row table:style-name="TableRow30">
          <table:table-cell table:style-name="TableCell31">
            <text:p text:style-name="P32">Event Broker web site</text:p>
          </table:table-cell>
          <table:table-cell table:style-name="TableCell33">
            <text:p text:style-name="P34">Website</text:p>
          </table:table-cell>
          <table:table-cell table:style-name="TableCell35">
            <text:p text:style-name="P36">http://EventBroker</text:p>
          </table:table-cell>
          <table:table-cell table:style-name="TableCell37">
            <text:p text:style-name="P38">C:\CPR Broker\Prototype-20110118\Source\CPRBroker\EventBrokerWeb</text:p>
          </table:table-cell>
        </table:table-row>
        <table:table-row table:style-name="TableRow39">
          <table:table-cell table:style-name="TableCell40">
            <text:p text:style-name="P41">Event broker service</text:p>
          </table:table-cell>
          <table:table-cell table:style-name="TableCell42">
            <text:p text:style-name="P43">Windows service</text:p>
          </table:table-cell>
          <table:table-cell table:style-name="TableCell44">
            <text:p text:style-name="P45">Event broker-20110118</text:p>
          </table:table-cell>
          <table:table-cell table:style-name="TableCell46">
            <text:p text:style-name="P47">c:\CPR Broker\Prototype-20110118\Source\CPRBroker\Backend\bin\Debug\CprBroker.EventBroker.Backend.exe"</text:p>
          </table:table-cell>
        </table:table-row>
        <table:table-row table:style-name="TableRow48">
          <table:table-cell table:style-name="TableCell49">
            <text:p text:style-name="P50">Part_20110118</text:p>
          </table:table-cell>
          <table:table-cell table:style-name="TableCell51">
            <text:p text:style-name="P52">SQL Server database</text:p>
          </table:table-cell>
          <table:table-cell table:style-name="TableCell53">
            <text:p text:style-name="P54">Part_20110118</text:p>
          </table:table-cell>
          <table:table-cell table:style-name="TableCell55">
            <text:p text:style-name="P56">N/A</text:p>
          </table:table-cell>
        </table:table-row>
        <table:table-row table:style-name="TableRow57">
          <table:table-cell table:style-name="TableCell58">
            <text:p text:style-name="P59">PartEventBroker_20110118</text:p>
          </table:table-cell>
          <table:table-cell table:style-name="TableCell60">
            <text:p text:style-name="P61">SQL Server database</text:p>
          </table:table-cell>
          <table:table-cell table:style-name="TableCell62">
            <text:p text:style-name="P63">PartEventBroker_20110118</text:p>
          </table:table-cell>
          <table:table-cell table:style-name="TableCell64">
            <text:p text:style-name="P65">N/A</text:p>
          </table:table-cell>
        </table:table-row>
      </table:table>
      <text:h text:style-name="Heading1" text:outline-level="1"/>
      <text:p text:style-name="P66"/>
      <text:h text:style-name="Heading1" text:outline-level="1">Interesting locations to look at</text:h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Location</text:p>
          </table:table-cell>
          <table:table-cell table:style-name="TableCell73">
            <text:p text:style-name="P74">Description</text:p>
          </table:table-cell>
        </table:table-row>
        <table:table-row table:style-name="TableRow75">
          <table:table-cell table:style-name="TableCell76">
            <text:p text:style-name="P77"><text:a xlink:href="http://CprBroker/Pages/LogEntries.aspx" office:target-frame-name="_top" xlink:show="replace"><text:span text:style-name="Hyperlink">http://CprBroker/Pages/LogEntries.aspx</text:span></text:a>.</text:p>
          </table:table-cell>
          <table:table-cell table:style-name="TableCell78">
            <text:p text:style-name="P79">System log</text:p>
          </table:table-cell>
        </table:table-row>
        <table:table-row table:style-name="TableRow80">
          <table:table-cell table:style-name="TableCell81">
            <text:p text:style-name="P82"><text:a xlink:href="http://CprBroker/Services/Part.asmx" office:target-frame-name="_top" xlink:show="replace"><text:span text:style-name="Hyperlink">http://CprBroker/Services/Part.asmx</text:span></text:a></text:p>
          </table:table-cell>
          <table:table-cell table:style-name="TableCell83">
            <text:p text:style-name="P84">Web service with Part operations</text:p>
          </table:table-cell>
        </table:table-row>
        <table:table-row table:style-name="TableRow85">
          <table:table-cell table:style-name="TableCell86">
            <text:p text:style-name="P87"><text:a xlink:href="http://CprBroker/Services/Events.asms" office:target-frame-name="_top" xlink:show="replace"><text:span text:style-name="Hyperlink">http://CprBroker/Services/Events.asms</text:span></text:a></text:p>
          </table:table-cell>
          <table:table-cell table:style-name="TableCell88">
            <text:p text:style-name="P89">Web service providing interface called by event broker</text:p>
          </table:table-cell>
        </table:table-row>
        <table:table-row table:style-name="TableRow90">
          <table:table-cell table:style-name="TableCell91">
            <text:p text:style-name="P92"><text:a xlink:href="http://EventBroker/Services/Subscriptions.asmx" office:target-frame-name="_top" xlink:show="replace"><text:span text:style-name="Hyperlink">http://EventBroker/Services/Subscriptions.asmx</text:span></text:a></text:p>
          </table:table-cell>
          <table:table-cell table:style-name="TableCell93">
            <text:p text:style-name="P94">Web service to manage subscriptions</text:p>
          </table:table-cell>
        </table:table-row>
        <table:table-row table:style-name="TableRow95">
          <table:table-cell table:style-name="TableCell96">
            <text:p text:style-name="P97"><text:a xlink:href="http://EventBroker/Services/Notification.asmx" office:target-frame-name="_top" xlink:show="replace"><text:span text:style-name="Hyperlink">http://EventBroker/Services/Notification.asmx</text:span></text:a></text:p>
          </table:table-cell>
          <table:table-cell table:style-name="TableCell98">
            <text:p text:style-name="P99">Sample implementation of a notification channel. Simply writes the notification to the system log</text:p>
          </table:table-cell>
        </table:table-row>
        <table:table-row table:style-name="TableRow100">
          <table:table-cell table:style-name="TableCell101">
            <text:p text:style-name="P102">C:\CPR Broker\Prototype-20110118\Notifications</text:p>
          </table:table-cell>
          <table:table-cell table:style-name="TableCell103">
            <text:p text:style-name="P104">Folder where one subscription is configured to send notifications</text:p>
          </table:table-cell>
        </table:table-row>
        <table:table-row table:style-name="TableRow105">
          <table:table-cell table:style-name="TableCell106">
            <text:p text:style-name="P107">C:\CPR Broker\Prototype-20110118\Source\</text:p>
          </table:table-cell>
          <table:table-cell table:style-name="TableCell108">
            <text:p text:style-name="P109">Source code of current deployment (open CprBroker\CprBroker.sln for the full code)</text:p>
          </table:table-cell>
        </table:table-row>
        <table:table-row table:style-name="TableRow110">
          <table:table-cell table:style-name="TableCell111">
            <text:p text:style-name="P112">C:\CPR Broker\Prototype-20110118\Source\CPRBroker\NUnitTester</text:p>
          </table:table-cell>
          <table:table-cell table:style-name="TableCell113">
            <text:p text:style-name="P114">Unit<text:s/>tests for web service methods<text:s/></text:p>
          </table:table-cell>
        </table:table-row>
      </table:table>
      <text:p text:style-name="Normal"/>
      <text:h text:style-name="Heading1" text:outline-level="1">Running unit tests</text:h>
      <text:list text:style-name="LFO1" text:continue-numbering="true">
        <text:list-item>
          <text:p text:style-name="P115">Open NUnit program.</text:p>
        </text:list-item>
        <text:list-item>
          <text:p text:style-name="P116">From NUnit, open the file C:\CPR Broker\Prototype-20110118\Source\CPRBroker\NUnitTester\ bin\debug\ CprBroker.NUnitTester.exe.</text:p>
        </text:list-item>
        <text:list-item>
          <text:p text:style-name="P117">Right click anywhere in the tree and select ‘Show<text:s/>CheckBoxes’.</text:p>
        </text:list-item>
        <text:list-item>
          <text:p text:style-name="P118">Press ‘Run’ button to run the test.</text:p>
        </text:list-item>
        <text:list-item>
          <text:p text:style-name="P119">Check that the test is OK.</text:p>
        </text:list-item>
      </text:list>
      <text:h text:style-name="Heading1" text:outline-level="1">Testing Subscriptions</text:h>
      <text:list text:style-name="LFO1" text:continue-numbering="true">
        <text:list-item>
          <text:p text:style-name="P120">There are already 2 subscriptions that watch for data changes of all persons.</text:p>
        </text:list-item>
        <text:list-item>
          <text:p text:style-name="P121">One subscriptions notifies the folder C:\CPR Broker\Prototype-20110118\Notifications, and the other notifies the web service<text:s/><text:a xlink:href="http://EventBroker/Services/Notification.asmx" office:target-frame-name="_top" xlink:show="replace"><text:span text:style-name="Hyperlink">http://EventBroker/Services/Notification.asmx</text:span></text:a>.</text:p>
        </text:list-item>
        <text:list-item>
          <text:p text:style-name="P122">To emulate the data change, delete all the records in tables (Effect,CprData,ForeignCitizenData,UnknownCitizenData,PersonAttributes,PersonRelationship,PersonStates and PersonRegistration ) in the database Part _20110118.</text:p>
        </text:list-item>
        <text:list-item>
          <text:p text:style-name="P123">Run the unit tests for Read or RefreshRead. This will cause the system to re-get the data from DPR and will consider it new data.</text:p>
        </text:list-item>
        <text:list-item>
          <text:p text:style-name="P124">Wait a minute or two and then check the target notification channels mentioned above.</text:p>
        </text:list-item>
        <text:list-item>
          <text:p text:style-name="P125">You should see the new notification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Beemen Beshara</meta:initial-creator>
    <dc:creator>Beemen Beshara</dc:creator>
    <meta:creation-date>2011-01-18T13:35:00Z</meta:creation-date>
    <dc:date>2011-01-18T14:42:00Z</dc:date>
    <meta:template xlink:href="Normal.dotm" xlink:type="simple"/>
    <meta:editing-cycles>11</meta:editing-cycles>
    <meta:editing-duration>PT2880S</meta:editing-duration>
    <meta:document-statistic meta:page-count="2" meta:paragraph-count="7" meta:word-count="531" meta:character-count="3552" meta:row-count="25" meta:non-whitespace-character-count="3028"/>
  </office:meta>
</office:document-meta>
</file>